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Heading_20_2">
      <style:text-properties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Proposal Pack</text:p>
      <text:list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><text:s/></text:p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line-break/><text:bookmark-end text:name="_Toc96581759"/><text:bookmark-end text:name="_Toc111560110"/><text:bookmark-end text:name="_Toc111565614"/></text:h>
      <text:p text:style-name="P20"><text:span text:style-name="Default_20_Paragraph_20_Font"><text:span text:style-name="T7">«Insert_Requirements_Sub_Group_Step_25_Box_2#n»</text:span></text:span></text:p>
      <text:p text:style-name="P20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2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2-07T16:21:46.824771994</dc:date>
    <meta:editing-cycles>8</meta:editing-cycles>
    <meta:editing-duration>PT3M20S</meta:editing-duration>
    <meta:document-statistic meta:table-count="2" meta:image-count="0" meta:object-count="0" meta:page-count="7" meta:paragraph-count="70" meta:word-count="255" meta:character-count="2246" meta:non-whitespace-character-count="2056"/>
    <meta:template xlink:type="simple" xlink:actuate="onRequest" xlink:title="" xlink:href="Normal"/>
  </office:meta>
</office:document-meta>
</file>